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bottom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fill-hatch-solid="tru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1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none" draw:fill-color="#ccffcc" draw:textarea-horizontal-align="left" draw:textarea-vertical-align="top" draw:auto-grow-height="false" fo:padding-top="-0.457cm" fo:padding-bottom="0.15cm" fo:padding-left="0.275cm" fo:padding-right="0.27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1cm" svg:height="3.429cm" svg:x="1.09cm" svg:y="1.905cm">
          <text:p text:style-name="P1"><text:span text:style-name="T1">Instance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78cm" svg:height="0.889cm" svg:x="0.836cm" svg:y="0.762cm">
          <text:p text:style-name="P2"><text:span text:style-name="T1">Infiniband/Ethernet</text:span></text:p>
          <draw:enhanced-geometry svg:viewBox="0 0 21600 21600" draw:text-areas="?f5 ?f1 ?f6 ?f3" draw:type="left-right-arrow" draw:modifiers="1929.71800433839 4951.0112359550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4.351cm" svg:height="0.889cm" svg:x="0.836cm" svg:y="5.842cm">
          <text:p text:style-name="P2"><text:span text:style-name="T1">Internet <text:s/>/ Azure Network</text:span></text:p>
          <draw:enhanced-geometry svg:viewBox="0 0 21600 21600" draw:text-areas="?f5 ?f1 ?f6 ?f3" draw:type="left-right-arrow" draw:modifiers="1929.71800433839 4951.0112359550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3.249cm" svg:y="1.3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xml:id="id4" draw:id="id4" draw:layer="layout" svg:width="1.524cm" svg:height="1.467cm" svg:x="1.217cm" svg:y="2.413cm">
          <text:p text:style-name="P2"><text:span text:style-name="T1">Local</text:span></text:p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3772.77734067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794cm" svg:height="2.386cm" svg:x="3.222cm" svg:y="6.985cm">
          <text:p text:style-name="P2"><text:span text:style-name="T1">Azure Table</text:span></text:p>
          <text:p text:style-name="P2"><text:span text:style-name="T1">Storage</text:span></text:p>
          <draw:enhanced-geometry svg:viewBox="0 0 88 21600" draw:glue-points="44 ?f6 44 0 0 10800 44 21600 88 10800" draw:text-areas="0 ?f6 88 ?f3" draw:mirror-horizontal="false" draw:mirror-vertical="false" draw:type="can" draw:modifiers="3772.77734067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794cm" svg:height="2.386cm" svg:x="6.27cm" svg:y="6.985cm">
          <text:p text:style-name="P2"><text:span text:style-name="T1">Azure Blob</text:span></text:p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3772.77734067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2.794cm" svg:height="2.386cm" svg:x="9.318cm" svg:y="7.012cm">
          <text:p text:style-name="P2"><text:span text:style-name="T1">Azure </text:span></text:p>
          <text:p text:style-name="P2"><text:span text:style-name="T1">Virtual Drive</text:span></text:p>
          <draw:enhanced-geometry svg:viewBox="0 0 88 21600" draw:glue-points="44 ?f6 44 0 0 10800 44 21600 88 10800" draw:text-areas="0 ?f6 88 ?f3" draw:type="can" draw:modifiers="3772.77734067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3.429cm" svg:x="5.154cm" svg:y="1.905cm">
          <text:p text:style-name="P1"><text:span text:style-name="T1">Inst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467cm" svg:x="5.535cm" svg:y="2.551cm">
          <text:p text:style-name="P2"><text:span text:style-name="T1">Local</text:span></text:p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3772.77734067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3.429cm" svg:x="10.996cm" svg:y="1.905cm">
          <text:p text:style-name="P1"><text:span text:style-name="T1">Instance 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467cm" svg:x="11.377cm" svg:y="2.551cm">
          <text:p text:style-name="P2"><text:span text:style-name="T1">Local</text:span></text:p>
          <text:p text:style-name="P2"><text:span text:style-name="T1">Storage</text:span></text:p>
          <draw:enhanced-geometry svg:viewBox="0 0 88 21600" draw:glue-points="44 ?f6 44 0 0 10800 44 21600 88 10800" draw:text-areas="0 ?f6 88 ?f3" draw:type="can" draw:modifiers="3772.777340676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144cm" svg:height="0.144cm" svg:x="9.472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45cm" svg:height="0.144cm" svg:x="9.84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44cm" svg:height="0.144cm" svg:x="10.209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81cm" svg:height="0.762cm" svg:x="6.932cm" svg:y="1.3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13.02cm" svg:y="1.2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3.249cm" svg:y="1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6.932cm" svg:y="5.3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12.52cm" svg:y="5.3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3.249cm" svg:y="5.3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4.265cm" svg:y="6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7.313cm" svg:y="6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0.381cm" svg:height="0.762cm" svg:x="10.488cm" svg:y="6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3" xml:id="id1" draw:id="id1" draw:layer="layout" svg:width="1.693cm" svg:height="1.27cm" svg:x="2.56cm" svg:y="8.763cm">
          <text:p text:style-name="P3"><text:span text:style-name="T2">Job Confi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xml:id="id3" draw:id="id3" draw:layer="layout" svg:width="1.693cm" svg:height="1.27cm" svg:x="6.17cm" svg:y="8.89cm">
          <text:p text:style-name="P3"><text:span text:style-name="T2">Job Data /</text:span><text:span text:style-name="T2"><text:line-break/></text:span><text:span text:style-name="T2"> Resul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1.693cm" svg:height="1.27cm" svg:x="9.218cm" svg:y="8.89cm">
          <text:p text:style-name="P3"><text:span text:style-name="T2">Softwar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2" draw:layer="layout" draw:type="curve" svg:x1="3.407cm" svg:y1="8.763cm" svg:x2="2.995cm" svg:y2="5.334cm" draw:start-shape="id1" draw:start-glue-point="4" draw:end-shape="id2" svg:d="M3407 8763c0-2535-412-821-412-3429" svg:viewBox="0 0 413 3430">
          <text:p text:style-name="P2"/>
        </draw:connector>
        <draw:connector draw:style-name="gr7" draw:text-style-name="P2" draw:layer="layout" draw:type="curve" svg:x1="7.017cm" svg:y1="8.89cm" svg:x2="1.979cm" svg:y2="3.88cm" draw:start-shape="id3" draw:start-glue-point="4" draw:end-shape="id4" svg:d="M7017 8890c0-3757-5038-1253-5038-5010" svg:viewBox="0 0 5039 5011">
          <text:p/>
        </draw:connector>
        <draw:custom-shape draw:style-name="gr8" draw:text-style-name="P1" xml:id="id5" draw:id="id5" draw:layer="layout" svg:width="0.952cm" svg:height="0.762cm" svg:x="3.784cm" svg:y="2.794cm">
          <text:p text:style-name="P2"><text:span text:style-name="T1">Proc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0.952cm" svg:height="0.762cm" svg:x="13.6cm" svg:y="2.921cm">
          <text:p text:style-name="P2"><text:span text:style-name="T1">Proc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2.741cm" svg:y1="3.147cm" svg:x2="3.784cm" svg:y2="3.175cm" draw:start-shape="id4" draw:start-glue-point="8" draw:end-shape="id5" draw:end-glue-point="3" svg:d="M2741 3147c783 0 262 28 1043 28" svg:viewBox="0 0 1044 29">
          <text:p/>
        </draw:connector>
        <draw:custom-shape draw:style-name="gr8" draw:text-style-name="P1" xml:id="id6" draw:id="id6" draw:layer="layout" svg:width="0.952cm" svg:height="0.762cm" svg:x="7.694cm" svg:y="2.794cm">
          <text:p text:style-name="P2"><text:span text:style-name="T1">Proc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curve" draw:line-skew="-0.422cm" svg:x1="8.17cm" svg:y1="2.794cm" svg:x2="1.979cm" svg:y2="2.413cm" draw:start-shape="id6" draw:start-glue-point="0" draw:end-shape="id4" svg:d="M8170 2794c0-1957-6191-1767-6191-381" svg:viewBox="0 0 6192 1446">
          <text:p/>
        </draw:connector>
        <draw:connector draw:style-name="gr10" draw:text-style-name="P2" draw:layer="layout" draw:type="curve" draw:line-skew="-0.644cm" svg:x1="14.076cm" svg:y1="2.921cm" svg:x2="1.979cm" svg:y2="2.413cm" draw:start-shape="id7" draw:start-glue-point="0" draw:end-shape="id4" svg:d="M14076 2921c0-2481-12097-2227-12097-508" svg:viewBox="0 0 12098 1831">
          <text:p/>
        </draw:connector>
        <draw:custom-shape draw:style-name="gr11" draw:text-style-name="P1" draw:layer="layout" svg:width="14.859cm" svg:height="5.207cm" svg:x="0.635cm" svg:y="0.508cm">
          <text:p text:style-name="P1"><text:span text:style-name="T1">Cloud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455cm" svg:height="0.713cm" svg:x="0.507cm" svg:y="7.542cm">
          <text:p text:style-name="P1"><text:span text:style-name="T1">A</text:span></text:p>
          <draw:enhanced-geometry svg:viewBox="0 0 21600 21600" draw:mirror-horizontal="true" draw:type="line-callout-1" draw:modifiers="-95778.9473684211 -20873.9495798319 -11842.1052631579 16789.91596638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0.455cm" svg:height="0.713cm" svg:x="4.772cm" svg:y="9.828cm">
          <text:p text:style-name="P1"><text:span text:style-name="T1">B</text:span></text:p>
          <draw:enhanced-geometry svg:viewBox="0 0 21600 21600" draw:mirror-horizontal="true" draw:type="line-callout-1" draw:modifiers="-43247.3684210526 -86036.974789916 -11842.1052631579 16789.91596638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0.455cm" svg:height="0.713cm" svg:x="0.052cm" svg:y="0.811cm">
          <text:p text:style-name="P1"><text:span text:style-name="T1">C</text:span></text:p>
          <draw:enhanced-geometry svg:viewBox="0 0 21600 21600" draw:mirror-horizontal="true" draw:type="line-callout-1" draw:modifiers="-71147.3684210526 41626.8907563025 -11842.1052631579 16789.91596638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nm </meta:initial-creator>
    <meta:creation-date>2015-05-22T12:56:52.545186233</meta:creation-date>
    <dc:date>2015-05-22T14:44:45.349729564</dc:date>
    <dc:creator>pnm </dc:creator>
    <meta:editing-duration>PT14M15S</meta:editing-duration>
    <meta:editing-cycles>5</meta:editing-cycles>
    <meta:generator>LibreOffice/4.2.8.2$Linux_X86_64 LibreOffice_project/420m0$Build-2</meta:generator>
    <meta:document-statistic meta:object-count="39"/>
  </office:meta>
</office:document-meta>
</file>